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8.66pt"/>
    </style:style>
    <style:style style:name="co2" style:family="table-column">
      <style:table-column-properties fo:break-before="auto" style:column-width="167.84pt"/>
    </style:style>
    <style:style style:name="co3" style:family="table-column">
      <style:table-column-properties fo:break-before="auto" style:column-width="156.1pt"/>
    </style:style>
    <style:style style:name="co4" style:family="table-column">
      <style:table-column-properties fo:break-before="auto" style:column-width="157.66pt"/>
    </style:style>
    <style:style style:name="co5" style:family="table-column">
      <style:table-column-properties fo:break-before="auto" style:column-width="148.25pt"/>
    </style:style>
    <style:style style:name="co6" style:family="table-column">
      <style:table-column-properties fo:break-before="auto" style:column-width="161.6pt"/>
    </style:style>
    <style:style style:name="co7" style:family="table-column">
      <style:table-column-properties fo:break-before="auto" style:column-width="141.9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</office:automatic-styles>
  <office:body>
    <office:spreadsheet>
      <table:table table:name="co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otal Cost</text:p>
          </table:table-cell>
          <table:table-cell office:value-type="float" office:value="1.55413669458479" calcext:value-type="float">
            <text:p>1.5541366946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tomato</text:p>
          </table:table-cell>
          <table:table-cell table:style-name="ce2" office:value-type="float" office:value="0.000000441357748258207" calcext:value-type="float">
            <text:p>4.41E-0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tuce</text:p>
          </table:table-cell>
          <table:table-cell table:style-name="ce2" office:value-type="float" office:value="0.00000112263362405" calcext:value-type="float">
            <text:p>1.12E-0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inach</text:p>
          </table:table-cell>
          <table:table-cell office:value-type="float" office:value="0.832300961702201" calcext:value-type="float">
            <text:p>0.83230096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rot</text:p>
          </table:table-cell>
          <table:table-cell table:style-name="ce2" office:value-type="float" office:value="0.00000108312182718293" calcext:value-type="float">
            <text:p>1.08E-0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nflower</text:p>
          </table:table-cell>
          <table:table-cell office:value-type="float" office:value="0.0960828620211805" calcext:value-type="float">
            <text:p>0.0960828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fu</text:p>
          </table:table-cell>
          <table:table-cell table:style-name="ce2" office:value-type="float" office:value="0.00000150589932384647" calcext:value-type="float">
            <text:p>1.51E-0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ckpea</text:p>
          </table:table-cell>
          <table:table-cell office:value-type="float" office:value="1.1523618185256" calcext:value-type="float">
            <text:p>1.15236181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il</text:p>
          </table:table-cell>
          <table:table-cell table:style-name="ce2" office:value-type="float" office:value="0.0000000678237080862428" calcext:value-type="float">
            <text:p>6.78E-00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2T11:30:54.656000000</dc:date>
    <dc:creator>Jacob Mastel</dc:creator>
    <meta:editing-duration>PT1M35S</meta:editing-duration>
    <meta:editing-cycles>1</meta:editing-cycles>
    <meta:document-statistic meta:table-count="1" meta:cell-count="18" meta:object-count="0"/>
    <meta:generator>LibreOffice/4.4.2.2$Windows_x86 LibreOffice_project/c4c7d32d0d49397cad38d62472b0bc8acff48dd6</meta:generator>
  </office:meta>
</office:document-meta>
</file>